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plified Arabic" svg:font-family="'Simplified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writing-mode="rl-tb"/>
      <style:text-properties style:font-name="Simplified Arabic" fo:font-size="16pt" fo:font-weight="bold" officeooo:rsid="001d1507" officeooo:paragraph-rsid="001d1507" style:font-size-asian="16pt" style:font-weight-asian="bold" style:font-name-complex="Simplified Arabic" style:font-size-complex="16pt" style:font-weight-complex="bold"/>
    </style:style>
    <style:style style:name="P2" style:family="paragraph" style:parent-style-name="Standard">
      <style:paragraph-properties fo:line-height="100%" fo:text-align="center" style:justify-single-word="false" style:writing-mode="rl-tb"/>
      <style:text-properties style:font-name="Simplified Arabic" fo:font-size="16pt" fo:font-weight="bold" officeooo:rsid="001d1507" officeooo:paragraph-rsid="001d1507" style:font-size-asian="16pt" style:font-weight-asian="bold" style:font-name-complex="Simplified Arabic" style:font-size-complex="16pt" style:font-weight-complex="bold"/>
    </style:style>
    <style:style style:name="P3" style:family="paragraph" style:parent-style-name="Standard">
      <style:paragraph-properties fo:line-height="100%" fo:text-align="center" style:justify-single-word="false" style:writing-mode="rl-tb"/>
      <style:text-properties style:font-name="Simplified Arabic" fo:font-size="16pt" fo:font-weight="bold" officeooo:rsid="0027bfac" officeooo:paragraph-rsid="0027bfac" style:font-size-asian="16pt" style:font-weight-asian="bold" style:font-name-complex="Simplified Arabic" style:font-size-complex="16pt" style:font-weight-complex="bold"/>
    </style:style>
    <style:style style:name="P4" style:family="paragraph" style:parent-style-name="Standard">
      <style:paragraph-properties fo:line-height="100%" fo:text-align="center" style:justify-single-word="false" style:writing-mode="rl-tb"/>
      <style:text-properties style:font-name="Simplified Arabic" fo:font-size="12pt" fo:font-weight="bold" officeooo:rsid="001d1507" officeooo:paragraph-rsid="001d1507" style:font-size-asian="10.5pt" style:font-weight-asian="bold" style:font-name-complex="Simplified Arabic" style:font-size-complex="12pt" style:font-weight-complex="bold"/>
    </style:style>
    <style:style style:name="P5"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3bcb9" officeooo:paragraph-rsid="00254c35" style:font-size-asian="14pt" style:font-name-complex="Simplified Arabic" style:font-size-complex="14pt"/>
    </style:style>
    <style:style style:name="P6"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54c35" officeooo:paragraph-rsid="00254c35" style:font-size-asian="14pt" style:font-name-complex="Simplified Arabic" style:font-size-complex="14pt"/>
    </style:style>
    <style:style style:name="P7" style:family="paragraph" style:parent-style-name="Standard">
      <loext:graphic-properties draw:fill="none"/>
      <style:paragraph-properties fo:margin-left="0cm" fo:margin-right="0cm" fo:margin-top="0cm" fo:margin-bottom="0.499cm" loext:contextual-spacing="false" fo:text-align="end" style:justify-single-word="false" fo:text-indent="1cm" style:auto-text-indent="false" fo:background-color="transparent" style:writing-mode="rl-tb"/>
      <style:text-properties style:font-name="Simplified Arabic" fo:font-size="14pt" officeooo:rsid="0027bfac" officeooo:paragraph-rsid="0027bfac" style:font-size-asian="14pt" style:font-name-complex="Simplified Arabic" style:font-size-complex="14pt"/>
    </style:style>
    <style:style style:name="P8" style:family="paragraph" style:parent-style-name="Standard" style:master-page-name="">
      <loext:graphic-properties draw:fill="none"/>
      <style:paragraph-properties fo:margin-left="0cm" fo:margin-right="0cm" fo:margin-top="0cm" fo:margin-bottom="0.499cm" loext:contextual-spacing="false" fo:text-align="end" style:justify-single-word="false" fo:text-indent="1cm" style:auto-text-indent="false" style:page-number="auto" fo:background-color="transparent" style:writing-mode="rl-tb"/>
      <style:text-properties style:font-name="Simplified Arabic" fo:font-size="14pt" officeooo:rsid="0027bfac" officeooo:paragraph-rsid="0027bfac" style:font-size-asian="14pt" style:font-name-complex="Simplified Arabic" style:font-size-complex="14pt"/>
    </style:style>
    <style:style style:name="T1" style:family="text">
      <style:text-properties officeooo:rsid="0023bcb9"/>
    </style:style>
    <style:style style:name="T2" style:family="text">
      <style:text-properties officeooo:rsid="0027bf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هنا نضع عنوان الرسالة</text:p>
      <text:p text:style-name="P1">إعداد: <text:span text:style-name="T2">فلان الفلاني</text:span></text:p>
      <text:p text:style-name="P1">إشراف: أ.د. عرف<text:span text:style-name="T2">لان الفلاني</text:span></text:p>
      <text:p text:style-name="P1">الملخص</text:p>
      <text:p text:style-name="P4"/>
      <text:p text:style-name="P8">أبجد هوز حطي كلمن، أبجد هوز حطي كلمن. أبجد هوز حطي كلمن، أبجد هوز حطي كلمن. أبجد هوز حطي كلمن، أبجد هوز حطي كلمن. أبجد هوز حطي كلمن، أبجد هوز حطي كلمن. أبجد هوز حطي كلمن، أبجد هوز حطي كلمن.</text:p>
      <text:p text:style-name="P7">أبجد هوز حطي كلمن، أبجد هوز حطي كلمن. أبجد هوز حطي كلمن، أبجد هوز حطي كلمن. أبجد هوز حطي كلمن، أبجد هوز حطي كلمن. أبجد هوز حطي كلمن، أبجد هوز حطي كلمن. أبجد هوز حطي كلمن، أبجد هوز حطي كلمن.</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plified Arabic" svg:font-family="'Simplified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sadi</meta:initial-creator>
    <meta:creation-date>2018-06-12T20:39:39.235786553</meta:creation-date>
    <dc:date>2018-12-25T14:23:43.958382540</dc:date>
    <dc:creator>alsadi</dc:creator>
    <meta:editing-duration>PT27M2S</meta:editing-duration>
    <meta:editing-cycles>5</meta:editing-cycles>
    <meta:generator>LibreOffice/6.0.6.2$Linux_X86_64 LibreOffice_project/00$Build-2</meta:generator>
    <meta:document-statistic meta:table-count="0" meta:image-count="0" meta:object-count="0" meta:page-count="1" meta:paragraph-count="6" meta:word-count="92" meta:character-count="450" meta:non-whitespace-character-count="364"/>
  </office:meta>
</office:document-meta>
</file>